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zard Lab</text:p>
      <text:p text:style-name="P1"/>
      <text:list xml:id="list1291009857" text:style-name="L1">
        <text:list-header>
          <text:p text:style-name="P2">Jordan Zannier 997694810<text:line-break/>Naif Tarafdar 997590566<text:line-break/></text:p>
        </text:list-header>
        <text:list-item>
          <text:p text:style-name="P3">Calculated CPI with stalls = 1.6392<text:line-break/>Ideal CPI = 1.0 <text:line-break/><text:span text:style-name="T1">CPI With Stalls Calculation</text:span><text:line-break/>CPI = total number of cycles/total number of instructions <text:line-break/> = (total instructions + num of 1 cycle stalls + 2 * num of 2 cycle stalls)/total instructions<text:line-break/> = 1.6392<text:line-break/> = 63.92 % slowdown<text:line-break/></text:p>
        </text:list-item>
        <text:list-item>
          <text:p text:style-name="P3">Calculated CPI with stalls = 1.4125</text:p>
          <text:p text:style-name="P3"><text:span text:style-name="T1">CPI With Stalls Calculation</text:span><text:line-break/>CPI = (total instructions + num of 1 cycle stalls + 2 * num of 2 cycle stalls)/total instructions</text:p>
          <text:p text:style-name="P3">= 1.4125</text:p>
          <text:p text:style-name="P3">=41.25 % slowdown<text:line-break/><text:line-break/>The two cycle stall was a load to use hazard because it's WX forwarding. <text:s/>The one cycle stall is a normal raw hazard which uses MX forwarding.<text:line-break/></text:p>
        </text:list-item>
        <text:list-item>
          <text:p text:style-name="P3">Calculated CPI with stalls = 1.2037</text:p>
          <text:p text:style-name="P3"><text:span text:style-name="T1">CPI With Stalls Calculation</text:span><text:line-break/>CPI = (total instructions + num of 1 cycle stalls + 2 * num of 2 cycle stalls)/total instructions</text:p>
          <text:p text:style-name="P3">= 1.2037</text:p>
          <text:p text:style-name="P3">=20.37 % slowdown<text:line-break/><text:line-break/>The one cycle stall can be caused by a WAW dependency with 1 interweaved independent instruction or a structural hazard. The two cycle stall is a back to back WAW dependency or 2 or more consecutive memory operations followed by an ALU operation.</text:p>
          <text:p text:style-name="P3"><text:line-break/><text:span text:style-name="T2">Benchmark for Question 1 Explanation</text:span><text:line-break/>We used the O1 compilation flag. We have two loops, the first loop creates a 2 cycle stall for MAX_2CYCLE iterations. <text:s/>The second loop creates a 1 cycle stall for MAX_1CYCLE iterations. <text:s text:c="3"/><text:line-break/><text:line-break/>To calculate 2 cycle stall it would be 2 consecutive dependent instructions. First instruction writes to a register, while the second reads from the same register. Refer to line 53 which points out that variable a is being written to and then read from by the subsequent instruction on line 54. This will cause a RAW hazard that forces the pipeline to stall for 2 cycles. Refer to the comments from line 42 to 48 which has the assembly code clearly showing register 2 having the RAW hazard. <text:line-break/><text:line-break/>To calculate 1 cycle stall it would be 2 dependent instructions seperated by 1 independent instruction. Refer to line 72 which points out that variable h is written to, and then on line 73 an independent instruction is added for padding. The next instruction on line 74 reads from h, and causes a RAW hazard that forces the pipeline to stall for 1 cycle. Refer to the comments from line 62 to 68 which has the assembly code clearly showing register 2 having the RAW hazard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nnier Ryan</meta:initial-creator>
    <meta:creation-date>2013-09-18T17:32:21</meta:creation-date>
    <dc:date>2013-09-26T18:11:07</dc:date>
    <dc:creator>Zannier Ryan</dc:creator>
    <meta:editing-duration>PT31M55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12" meta:word-count="407" meta:character-count="1954" meta:non-whitespace-character-count="1876"/>
  </office:meta>
</office:document-meta>
</file>